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 style:data-style-name="N1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Question #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1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2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3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4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5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-6</text:p>
          </table:table-cell>
          <table:table-cell table:style-name="ce2" office:value-type="percentage" office:value="0.05" calcext:value-type="percentage">
            <text:p>5.00%</text:p>
          </table:table-cell>
          <table:table-cell/>
          <table:table-cell table:style-name="ce2" table:formula="of:=SUM([.B3:.B8])" office:value-type="percentage" office:value="0.3" calcext:value-type="percentage">
            <text:p>30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1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2</text:p>
          </table:table-cell>
          <table:table-cell table:style-name="ce2"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3</text:p>
          </table:table-cell>
          <table:table-cell table:style-name="ce2"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-4</text:p>
          </table:table-cell>
          <table:table-cell table:style-name="ce2" office:value-type="percentage" office:value="0.1" calcext:value-type="percentage">
            <text:p>10.00%</text:p>
          </table:table-cell>
          <table:table-cell/>
          <table:table-cell table:style-name="ce2" table:formula="of:=SUM([.B12:.B15])" office:value-type="percentage" office:value="0.3" calcext:value-type="percentage">
            <text:p>30.00%</text:p>
          </table:table-cell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2" table:formula="of:=SUM([.B2:.B15])" office:value-type="percentage" office:value="1" calcext:value-type="percentage">
            <text:p>100.00%</text:p>
          </table:table-cell>
          <table:table-cell table:number-columns-repeated="2"/>
        </table:table-row>
        <table:table-row table:style-name="ro1">
          <table:table-cell/>
          <table:table-cell table:style-name="ce2"/>
          <table:table-cell table:number-columns-repeated="2"/>
        </table:table-row>
        <table:table-row table:style-name="ro1" table:number-rows-repeated="104855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heet2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5"/>
        <table:table-column table:style-name="co1" table:default-cell-style-name="Default"/>
        <table:table-column table:style-name="co1" table:default-cell-style-name="ce6"/>
        <table:table-row table:style-name="ro1">
          <table:table-cell office:value-type="string" calcext:value-type="string">
            <text:p>Question #</text:p>
          </table:table-cell>
          <table:table-cell/>
          <table:table-cell table:style-name="Default"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is it a proposition?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is it a proposition?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c</text:p>
          </table:table-cell>
          <table:table-cell office:value-type="string" calcext:value-type="string">
            <text:p>is it a proposition?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is it a proposition?</text:p>
          </table:table-cell>
          <table:table-cell office:value-type="percentage" office:value="0.02" calcext:value-type="percentage">
            <text:p>2.00%</text:p>
          </table:table-cell>
          <table:table-cell table:style-name="ce7" table:formula="of:=SUM([.C2:.C5])" office:value-type="percentage" office:value="0.08" calcext:value-type="percentage">
            <text:p>8.00%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a and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a and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</text:p>
          </table:table-cell>
          <table:table-cell office:value-type="string" calcext:value-type="string">
            <text:p>a and b</text:p>
          </table:table-cell>
          <table:table-cell office:value-type="percentage" office:value="0.02" calcext:value-type="percentage">
            <text:p>2.00%</text:p>
          </table:table-cell>
          <table:table-cell/>
          <table:table-cell table:style-name="ce5"/>
        </table:table-row>
        <table:table-row table:style-name="ro1">
          <table:table-cell office:value-type="string" calcext:value-type="string">
            <text:p>2d</text:p>
          </table:table-cell>
          <table:table-cell office:value-type="string" calcext:value-type="string">
            <text:p>a and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</text:p>
          </table:table-cell>
          <table:table-cell office:value-type="string" calcext:value-type="string">
            <text:p>a or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</text:p>
          </table:table-cell>
          <table:table-cell office:value-type="string" calcext:value-type="string">
            <text:p>a or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g</text:p>
          </table:table-cell>
          <table:table-cell office:value-type="string" calcext:value-type="string">
            <text:p>a or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h</text:p>
          </table:table-cell>
          <table:table-cell office:value-type="string" calcext:value-type="string">
            <text:p>a or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i</text:p>
          </table:table-cell>
          <table:table-cell office:value-type="string" calcext:value-type="string">
            <text:p>a and not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j</text:p>
          </table:table-cell>
          <table:table-cell office:value-type="string" calcext:value-type="string">
            <text:p>a or not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k</text:p>
          </table:table-cell>
          <table:table-cell office:value-type="string" calcext:value-type="string">
            <text:p>not a and b</text:p>
          </table:table-cell>
          <table:table-cell office:value-type="percentage" office:value="0.02" calcext:value-type="percentage">
            <text:p>2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l</text:p>
          </table:table-cell>
          <table:table-cell office:value-type="string" calcext:value-type="string">
            <text:p>not a or b</text:p>
          </table:table-cell>
          <table:table-cell office:value-type="percentage" office:value="0.02" calcext:value-type="percentage">
            <text:p>2.00%</text:p>
          </table:table-cell>
          <table:table-cell table:style-name="ce7" table:formula="of:=SUM([.C6:.C17])" office:value-type="percentage" office:value="0.24" calcext:value-type="percentage">
            <text:p>24.00%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g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h</text:p>
          </table:table-cell>
          <table:table-cell office:value-type="string" calcext:value-type="string">
            <text:p>building compounds</text:p>
          </table:table-cell>
          <table:table-cell office:value-type="percentage" office:value="0.05" calcext:value-type="percentage">
            <text:p>5.00%</text:p>
          </table:table-cell>
          <table:table-cell table:style-name="ce7" table:formula="of:=SUM([.C18:.C25])" office:value-type="percentage" office:value="0.4" calcext:value-type="percentage">
            <text:p>40.00%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truth tables</text:p>
          </table:table-cell>
          <table:table-cell office:value-type="percentage" office:value="0.06" calcext:value-type="percentage">
            <text:p>6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truth tables</text:p>
          </table:table-cell>
          <table:table-cell office:value-type="percentage" office:value="0.06" calcext:value-type="percentage">
            <text:p>6.00%</text:p>
          </table:table-cell>
          <table:table-cell table:style-name="ce7" table:formula="of:=SUM([.C26:.C27])" office:value-type="percentage" office:value="0.12" calcext:value-type="percentage">
            <text:p>12.00%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es</text:p>
          </table:table-cell>
          <table:table-cell office:value-type="percentage" office:value="0.06" calcext:value-type="percentage">
            <text:p>6.00%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quivalence</text:p>
          </table:table-cell>
          <table:table-cell office:value-type="percentage" office:value="0.1" calcext:value-type="percentage">
            <text:p>10.00%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formula="of:=SUM([.C2:.C29])" office:value-type="percentage" office:value="1" calcext:value-type="percentage">
            <text:p>100.00%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Kai CN" style:font-family-asian="'AR PL UKai CN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7">00/00/0000</text:date>, <text:time style:data-style-name="N2" text:time-value="21:09:54.2111084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17:12:53.540366850</meta:creation-date>
    <dc:date>2017-08-27T21:13:46.871454430</dc:date>
    <meta:editing-duration>PT6M8S</meta:editing-duration>
    <meta:editing-cycles>16</meta:editing-cycles>
    <meta:generator>LibreOffice/5.1.4.2$Linux_X86_64 LibreOffice_project/10m0$Build-2</meta:generator>
    <meta:document-statistic meta:table-count="2" meta:cell-count="124" meta:object-count="0"/>
  </office:meta>
</office:document-meta>
</file>